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background-color="#FFFF00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background-color="#FFFF00"/>
    </style:style>
    <style:style style:name="T5" style:parent-style-name="DefaultParagraphFont" style:family="text">
      <style:text-properties fo:font-weight="bold" style:font-weight-asian="bold" style:font-weight-complex="bold" fo:background-color="#FFFF00"/>
    </style:style>
    <style:style style:name="T6" style:parent-style-name="DefaultParagraphFont" style:family="text">
      <style:text-properties fo:font-weight="bold" style:font-weight-asian="bold" style:font-weight-complex="bold" fo:background-color="#FFFF00"/>
    </style:style>
  </office:automatic-styles>
  <office:body>
    <office:text text:use-soft-page-breaks="true">
      <text:p text:style-name="P1">Experiment no 1</text:p>
      <text:p text:style-name="Standard"/>
      <text:p text:style-name="Standard">Aim: Application of Linked list ( Sparse matrix implementation using circular linked list)</text:p>
      <text:p text:style-name="Standard"/>
      <text:p text:style-name="Standard">Theory: <text:s/></text:p>
      <text:p text:style-name="Standard"/>
      <text:p text:style-name="Standard"><text:s/>Sparse matrix:In numerical analysis and computer science,a sparse matrix is a matrix in which most <text:s text:c="5"/>of the<text:s/>elements are zero.If most of the elements of a matrix are non-zero, then it is called dense</text:p>
      <text:p text:style-name="Standard">matrix.The no of zero-valued elements <text:s/>divided by the total no of elements is called the sparsity of the matrix. <text:s text:c="14"/></text:p>
      <text:p text:style-name="Standard"><text:s/>Using sparse matrices to store data that contains a large number of zero-valued elements can</text:p>
      <text:p text:style-name="Standard"><text:s/>save both a significant amount of memory and speed up the processing of that data.</text:p>
      <text:p text:style-name="Standard"><text:s text:c="15"/></text:p>
      <text:p text:style-name="Standard"><text:s/>Applications:</text:p>
      <text:p text:style-name="Standard">Sparse matrices can be useful for computing large-scale applications that dense<text:s/>matrices <text:s text:c="9"/></text:p>
      <text:p text:style-name="Standard"><text:s/>cannot handle. One such application involves solving partial differential equations by using <text:s text:c="3"/></text:p>
      <text:p text:style-name="Standard"><text:s/>the finite difference method. <text:s/>A sparse matrix data structure is described and used in <text:s text:c="33"/>subsequent algorithms for the matrix exponential, linear simulation, and frequency response matrix calculations.</text:p>
      <text:p text:style-name="Standard"><text:s text:c="17"/></text:p>
      <text:p text:style-name="Standard"><text:s text:c="5"/></text:p>
      <text:p text:style-name="Standard"/>
      <text:p text:style-name="Standard">Program:</text:p>
      <text:p text:style-name="Standard"/>
      <text:p text:style-name="Standard">#include&lt;stdlib.h&gt;</text:p>
      <text:p text:style-name="Standard">#include&lt;stdio.h&gt;</text:p>
      <text:p text:style-name="Standard">typedef struct node//declaring struct node for elements.</text:p>
      <text:p text:style-name="Standard">{</text:p>
      <text:p text:style-name="Standard"><text:s text:c="4"/>int i,j,vl;</text:p>
      <text:p text:style-name="Standard"><text:s text:c="4"/>struct node *down,*right;</text:p>
      <text:p text:style-name="Standard">}node;</text:p>
      <text:p text:style-name="Standard">typedef struct headnode//declaring struct node for heads.</text:p>
      <text:p text:style-name="Standard">{</text:p>
      <text:p text:style-name="Standard"><text:s text:c="4"/>int rowh,colh;</text:p>
      <text:p text:style-name="Standard"><text:s text:c="4"/>struct node *righth,*downh;</text:p>
      <text:p text:style-name="Standard"><text:s text:c="4"/>struct headnode* link;</text:p>
      <text:p text:style-name="Standard">}headnode;</text:p>
      <text:p text:style-name="Standard">void createheads(int nrow, int ncol,headnode **head1,headnode **last1)</text:p>
      <text:p text:style-name="Standard">{</text:p>
      <text:p text:style-name="Standard"><text:s/><text:s text:c="3"/>//creating first node having no of rows and columns in data.</text:p>
      <text:p text:style-name="Standard"><text:s text:c="4"/>headnode* pnode=(headnode*)malloc(sizeof(headnode));</text:p>
      <text:p text:style-name="Standard"><text:s text:c="4"/>pnode-&gt;rowh=nrow;</text:p>
      <text:p text:style-name="Standard"><text:s text:c="4"/>pnode-&gt;colh=ncol;</text:p>
      <text:p text:style-name="Standard"><text:s text:c="4"/>(*head1)=(*last1)=pnode;</text:p>
      <text:p text:style-name="Standard"><text:s text:c="4"/>pnode-&gt;link=NULL;</text:p>
      <text:p text:style-name="Standard"><text:s text:c="4"/>int max=nrow;</text:p>
      <text:p text:style-name="Standard"><text:s text:c="4"/>if(ncol&gt;max)</text:p>
      <text:p text:style-name="Standard"><text:s text:c="5"/><text:s text:c="3"/>max=ncol;</text:p>
      <text:p text:style-name="Standard"><text:s text:c="4"/>headnode *current=(*head1);</text:p>
      <text:p text:style-name="Standard"><text:s text:c="4"/>//creating other heads.</text:p>
      <text:p text:style-name="Standard"><text:s text:c="4"/>for(int i=1;i&lt;max+1;i++)</text:p>
      <text:p text:style-name="Standard"><text:s text:c="8"/>{</text:p>
      <text:p text:style-name="Standard"><text:s text:c="12"/>headnode* qnode=(headnode*)malloc(sizeof(headnode));</text:p>
      <text:p text:style-name="Standard"><text:s text:c="12"/>qnode-&gt;rowh=i;</text:p>
      <text:p text:style-name="Standard"><text:s text:c="12"/>qnode-&gt;colh=i;</text:p>
      <text:p text:style-name="Standard"><text:s text:c="12"/>qnode-&gt;link=(*head1);//pointing last(new) node link <text:s/>to head node.</text:p>
      <text:p text:style-name="Standard"><text:s text:c="12"/>qnode-&gt;righth=(struct node*)qnode;// here linking righth pointer to itself.</text:p>
      <text:p text:style-name="Standard"><text:s text:c="12"/>qnode-&gt;downh=(struct node*)qnode;//here linking lefth pointer to itself.</text:p>
      <text:p text:style-name="Standard"><text:s text:c="12"/>(*last1)=qnode;//updating last pointer</text:p>
      <text:p text:style-name="Standard"><text:s text:c="12"/>current-&gt;link=qnode;//making link with nodes.</text:p>
      <text:p text:style-name="Standard"><text:s text:c="12"/>current=current-&gt;link;</text:p>
      <text:p text:style-name="Standard"><text:s text:c="8"/>}</text:p>
      <text:p text:style-name="Standard">}</text:p>
      <text:p text:style-name="Standard">void createnode(headnode **head1,int nrow,int ncol)</text:p>
      <text:p text:style-name="Standard">{</text:p>
      <text:p text:style-name="Standard"><text:s text:c="4"/>int a,b,value;</text:p>
      <text:p text:style-name="Standard"><text:s text:c="4"/>printf("enter i(row position),j(column<text:s/>position),value \n \n");</text:p>
      <text:p text:style-name="Standard"><text:s text:c="4"/>scanf("%d %d %d",&amp;a,&amp;b,&amp;value);</text:p>
      <text:p text:style-name="Standard"><text:s text:c="4"/>if((a&lt;nrow+1 &amp;&amp; a&gt;0)&amp;&amp; (b&lt;ncol+1 &amp;&amp; b&gt;0))</text:p>
      <text:p text:style-name="Standard"><text:s text:c="4"/>{</text:p>
      <text:p text:style-name="Standard"><text:s text:c="8"/>node *pnode=(node*)malloc(sizeof(node));</text:p>
      <text:p text:style-name="Standard"><text:s text:c="8"/>pnode-&gt;i=a;</text:p>
      <text:p text:style-name="Standard"><text:s text:c="8"/>pnode-&gt;j=b;</text:p>
      <text:p text:style-name="Standard"><text:s text:c="8"/>pnode-&gt;vl=value;</text:p>
      <text:p text:style-name="Standard"><text:s text:c="8"/>headnode *current=(*head1);</text:p>
      <text:p text:style-name="Standard"><text:s text:c="9"/>current=current-&gt;link;</text:p>
      <text:p text:style-name="Standard"><text:s text:c="9"/>//finding head with entered row_number</text:p>
      <text:p text:style-name="Standard"><text:s text:c="8"/>while(current-&gt;rowh!=a)</text:p>
      <text:p text:style-name="Standard"><text:s text:c="12"/>current=current-&gt;link;</text:p>
      <text:p text:style-name="Standard"><text:s text:c="12"/>//now adding node.</text:p>
      <text:p text:style-name="Standard"><text:s text:c="8"/>if(current-&gt;righth==(node*)current)</text:p>
      <text:p text:style-name="Standard"><text:s text:c="8"/>{</text:p>
      <text:p text:style-name="Standard"><text:s text:c="12"/>current-&gt;righth=pnode;</text:p>
      <text:p text:style-name="Standard"><text:s text:c="12"/>pnode-&gt;right=(node*)current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node *temp=current-&gt;righth;</text:p>
      <text:p text:style-name="Standard"><text:s text:c="12"/>node *follow=NULL;</text:p>
      <text:p text:style-name="Standard"><text:s text:c="12"/>while(b&gt;temp-&gt;j &amp;&amp;<text:s/>temp!=(node*)current)</text:p>
      <text:p text:style-name="Standard"><text:s text:c="15"/>{</text:p>
      <text:p text:style-name="Standard"><text:s text:c="19"/>follow=temp;</text:p>
      <text:p text:style-name="Standard"><text:s text:c="19"/>temp=temp-&gt;right;</text:p>
      <text:p text:style-name="Standard"><text:s text:c="16"/>}</text:p>
      <text:p text:style-name="Standard"><text:s text:c="12"/>if(temp==(node*)current)</text:p>
      <text:p text:style-name="Standard"><text:s text:c="12"/>{</text:p>
      <text:p text:style-name="Standard"><text:s text:c="16"/>follow-&gt;right=pnode;</text:p>
      <text:p text:style-name="Standard"><text:s text:c="16"/>pnode-&gt;right=(node*)current;</text:p>
      <text:p text:style-name="Standard"><text:s text:c="12"/>}</text:p>
      <text:p text:style-name="Standard"><text:s text:c="12"/>else if(follow==NULL)</text:p>
      <text:p text:style-name="Standard"><text:s text:c="12"/>{</text:p>
      <text:p text:style-name="Standard"><text:s text:c="16"/>pnode-&gt;right=temp;</text:p>
      <text:p text:style-name="Standard"><text:s text:c="16"/>current-&gt;righth=pnode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follow-&gt;right=pnode;</text:p>
      <text:p text:style-name="Standard"><text:s text:c="16"/>pnode-&gt;right=temp;</text:p>
      <text:p text:style-name="Standard"><text:s text:c="12"/>}</text:p>
      <text:p text:style-name="Standard"><text:s text:c="8"/>}</text:p>
      <text:p text:style-name="Standard"><text:s text:c="8"/>current=(*head1);</text:p>
      <text:p text:style-name="Standard"><text:s text:c="8"/>current=current-&gt;link;</text:p>
      <text:p text:style-name="Standard"><text:s text:c="8"/>//finding head with entered column_number.</text:p>
      <text:p text:style-name="Standard"><text:s text:c="8"/>while(current-&gt;colh!=b)</text:p>
      <text:p text:style-name="Standard"><text:s text:c="12"/>current=current-&gt;link;</text:p>
      <text:p text:style-name="Standard"><text:s text:c="12"/>// now adding node</text:p>
      <text:p text:style-name="Standard"><text:s text:c="8"/>if(current-&gt;downh==(node*)current)</text:p>
      <text:p text:style-name="Standard"><text:s text:c="8"/>{</text:p>
      <text:p text:style-name="Standard"><text:s text:c="12"/>current-&gt;downh=pnode;</text:p>
      <text:p text:style-name="Standard"><text:s text:c="12"/>pnode-&gt;down=(node*)current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node *temp=current-&gt;downh;</text:p>
      <text:p text:style-name="Standard"><text:s text:c="12"/>node *follow=NULL;</text:p>
      <text:p text:style-name="Standard"><text:s text:c="12"/>while(a&gt;temp-&gt;i &amp;&amp; temp!=(node*)current)</text:p>
      <text:p text:style-name="Standard"><text:s text:c="15"/>{</text:p>
      <text:p text:style-name="Standard"><text:s text:c="19"/>follow=temp;</text:p>
      <text:p text:style-name="Standard"><text:s text:c="19"/>temp=temp-&gt;down;</text:p>
      <text:p text:style-name="Standard"><text:s text:c="16"/>}</text:p>
      <text:p text:style-name="Standard"><text:s text:c="12"/>if(temp==(node*)current)</text:p>
      <text:p text:style-name="Standard"><text:s text:c="12"/>{</text:p>
      <text:p text:style-name="Standard"><text:s text:c="16"/>follow-&gt;down=pnode;</text:p>
      <text:p text:style-name="Standard"><text:s text:c="16"/>pnode-&gt;down=(node*)current;</text:p>
      <text:p text:style-name="Standard"><text:s text:c="12"/>}</text:p>
      <text:p text:style-name="Standard"><text:s text:c="12"/>else if(follow==NULL)</text:p>
      <text:p text:style-name="Standard"><text:s text:c="12"/>{</text:p>
      <text:p text:style-name="Standard"><text:s text:c="16"/>pnode-&gt;down=temp;</text:p>
      <text:p text:style-name="Standard"><text:s text:c="16"/>current-&gt;downh=pnode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follow-&gt;down=pnode;</text:p>
      <text:p text:style-name="Standard"><text:s text:c="16"/>pnode-&gt;down=temp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9"/>printf("i,j does not belong in matrix");</text:p>
      <text:p text:style-name="Standard"><text:s text:c="4"/>}</text:p>
      <text:p text:style-name="Standard"/>
      <text:p text:style-name="Standard">}</text:p>
      <text:p text:style-name="Standard">void main()</text:p>
      <text:p text:style-name="Standard">{</text:p>
      <text:p text:style-name="Standard">int nrow,ncol,i,j,value;</text:p>
      <text:p text:style-name="Standard">printf("enter no of rows,columns\n");</text:p>
      <text:p text:style-name="Standard">scanf("%d%d",&amp;nrow,&amp;ncol);</text:p>
      <text:p text:style-name="Standard">headnode<text:s/>*head1=NULL,*last1=NULL;</text:p>
      <text:p text:style-name="Standard">createheads(nrow,ncol,&amp;head1,&amp;last1);</text:p>
      <text:p text:style-name="Standard">display(head1,last1);</text:p>
      <text:p text:style-name="Standard">char ch='y';</text:p>
      <text:p text:style-name="Standard">printf("\nenter elements\n\n");</text:p>
      <text:p text:style-name="Standard">while(ch=='y' || ch=='Y')</text:p>
      <text:p text:style-name="Standard"><text:tab/>{</text:p>
      <text:p text:style-name="Standard"><text:tab/><text:s text:c="4"/>createnode(&amp;head1,nrow,ncol);</text:p>
      <text:p text:style-name="Standard"><text:tab/><text:s text:c="4"/>printf("\nenter choice y|n to insert element in matrix \n");</text:p>
      <text:p text:style-name="Standard"><text:tab/><text:s text:c="4"/>scanf(" %c",&amp;ch);</text:p>
      <text:p text:style-name="Standard"><text:tab/>}</text:p>
      <text:p text:style-name="Standard">printf("Printing matrix!\n");</text:p>
      <text:p text:style-name="Standard">headnode *current=head1-&gt;link;</text:p>
      <text:p text:style-name="Standard">int col=1;</text:p>
      <text:p text:style-name="Standard">for(int i=1;i&lt;nrow+1;i++)</text:p>
      <text:p text:style-name="Standard"><text:tab/>{</text:p>
      <text:p text:style-name="Standard"><text:tab/><text:s text:c="4"/>node *pnode=current-&gt;righth;</text:p>
      <text:p text:style-name="Standard"><text:tab/><text:s text:c="4"/>while(col!=ncol+1)</text:p>
      <text:p text:style-name="Standard"><text:tab/><text:s text:c="4"/>{</text:p>
      <text:p text:style-name="Standard"><text:tab/><text:tab/>if(pnode-&gt;j==col&amp;&amp;pnode!=(node*)current)</text:p>
      <text:p text:style-name="Standard"><text:tab/><text:tab/>{</text:p>
      <text:p text:style-name="Standard"><text:tab/><text:tab/><text:s text:c="4"/>printf("%d ",pnode-&gt;vl);</text:p>
      <text:p text:style-name="Standard"><text:tab/><text:tab/><text:s text:c="4"/>pnode=pnode-&gt;right;</text:p>
      <text:p text:style-name="Standard"><text:tab/><text:tab/><text:s text:c="4"/>col++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s text:c="4"/>printf("0 ");</text:p>
      <text:p text:style-name="Standard"><text:tab/><text:tab/><text:s text:c="4"/>col++;</text:p>
      <text:p text:style-name="Standard"><text:tab/><text:tab/>}</text:p>
      <text:p text:style-name="Standard"><text:tab/><text:s text:c="4"/>}</text:p>
      <text:p text:style-name="Standard"><text:tab/><text:s text:c="4"/>printf("\n");</text:p>
      <text:p text:style-name="Standard"><text:tab/><text:s text:c="4"/>current=current-&gt;link;</text:p>
      <text:p text:style-name="Standard"><text:tab/><text:s text:c="4"/>col=1;</text:p>
      <text:p text:style-name="Standard"><text:tab/>}</text:p>
      <text:p text:style-name="Standard">}</text:p>
      <text:p text:style-name="Standard"/>
      <text:p text:style-name="Standard"/>
      <text:p text:style-name="Standard">Output(result):</text:p>
      <text:p text:style-name="Standard">enter no of rows,columns</text:p>
      <text:p text:style-name="Standard">8</text:p>
      <text:p text:style-name="Standard">9</text:p>
      <text:p text:style-name="Standard"/>
      <text:p text:style-name="Standard">Enter elements</text:p>
      <text:p text:style-name="Standard"/>
      <text:p text:style-name="Standard">Enter i(row position),j(column position),value</text:p>
      <text:p text:style-name="Standard"/>
      <text:p text:style-name="Standard">2</text:p>
      <text:p text:style-name="Standard">3</text:p>
      <text:p text:style-name="Standard">7</text:p>
      <text:p text:style-name="Standard"/>
      <text:p text:style-name="Standard">Enter y|n to insert element in matrix</text:p>
      <text:p text:style-name="Standard">y</text:p>
      <text:p text:style-name="Standard">Enter i(row position),j(column position),value</text:p>
      <text:p text:style-name="Standard"/>
      <text:p text:style-name="Standard">4</text:p>
      <text:p text:style-name="Standard">5</text:p>
      <text:p text:style-name="Standard">6</text:p>
      <text:p text:style-name="Standard"/>
      <text:p text:style-name="Standard">Enter y|n to insert element in matrix</text:p>
      <text:p text:style-name="Standard">y</text:p>
      <text:p text:style-name="Standard">Enter i(row position),j(column position),value</text:p>
      <text:p text:style-name="Standard"/>
      <text:p text:style-name="Standard">1</text:p>
      <text:p text:style-name="Standard">1</text:p>
      <text:p text:style-name="Standard">-8</text:p>
      <text:p text:style-name="Standard"/>
      <text:p text:style-name="Standard">Enter y|n to insert element in matrix</text:p>
      <text:p text:style-name="Standard">y</text:p>
      <text:p text:style-name="Standard">Enter i(row position),j(column position),value</text:p>
      <text:p text:style-name="Standard"/>
      <text:p text:style-name="Standard">3</text:p>
      <text:p text:style-name="Standard">8</text:p>
      <text:p text:style-name="Standard">1</text:p>
      <text:p text:style-name="Standard"/>
      <text:p text:style-name="Standard">Enter y|n to insert element in matrix</text:p>
      <text:p text:style-name="Standard">n</text:p>
      <text:p text:style-name="Standard">Printing matrix!</text:p>
      <text:p text:style-name="Standard"><text:span text:style-name="T2">-8</text:span><text:span text:style-name="T3"><text:s/></text:span>0 0 0 0 0 0 0 0</text:p>
      <text:p text:style-name="Standard">0 0<text:s/><text:span text:style-name="T4">7</text:span><text:s/>0 0 0 0 0 0</text:p>
      <text:p text:style-name="Standard">0 0<text:s/>0 0 0 0 0<text:s/><text:span text:style-name="T5">1</text:span><text:s/>0</text:p>
      <text:p text:style-name="Standard">0 0 0 0<text:s/><text:span text:style-name="T6">6</text:span><text:s/>0 0 0 0</text:p>
      <text:p text:style-name="Standard">0 0 0 0 0 0 0 0 0</text:p>
      <text:p text:style-name="Standard">0 0 0 0 0 0 0 0 0</text:p>
      <text:p text:style-name="Standard">0 0 0 0 0 0 0 0 0</text:p>
      <text:p text:style-name="Standard">0 0 0 0 0 0 0 0 0</text:p>
      <text:p text:style-name="Standard"/>
      <text:p text:style-name="Standard"/>
      <text:p text:style-name="Standard"/>
      <text:p text:style-name="Standard">Conclusion:</text:p>
      <text:p text:style-name="Standard">In this program , we learnt how to represent a sparse matrix efficiently <text:s/>using concept of linked list.</text:p>
      <text:p text:style-name="Standard"/>
      <text:p text:style-name="Standard"/>
      <text:p text:style-name="Standard"><text:tab/><text:tab/><text:tab/></text:p>
      <text:p text:style-name="Standard"><text:tab/><text:tab/><text:tab/><text:tab/></text:p>
      <text:p text:style-name="Standard"/>
      <text:p text:style-name="Standard"/>
      <text:p text:style-name="Standard"/>
      <text:p text:style-name="Standard"/>
      <text:p text:style-name="Standard"><text:s text:c="14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onil dand</dc:creator>
    <meta:creation-date>2018-07-23T09:39:00Z</meta:creation-date>
    <dc:date>2020-08-01T21:18:00Z</dc:date>
    <meta:template xlink:href="Normal" xlink:type="simple"/>
    <meta:editing-cycles>11</meta:editing-cycles>
    <meta:editing-duration>PT4080S</meta:editing-duration>
    <meta:document-statistic meta:page-count="1" meta:paragraph-count="12" meta:word-count="953" meta:character-count="6378" meta:row-count="45" meta:non-whitespace-character-count="5437"/>
  </office:meta>
</office:document-meta>
</file>